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13cm"/>
    </style:style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148cm"/>
    </style:style>
    <style:style style:name="co5" style:family="table-column">
      <style:table-column-properties fo:break-before="auto" style:column-width="17.852cm"/>
    </style:style>
    <style:style style:name="co6" style:family="table-column">
      <style:table-column-properties fo:break-before="auto" style:column-width="4.1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T1" style:family="text">
      <style:text-properties style:font-name-asian="AndaleMono" style:font-name-complex="AndaleMono" style:font-size-asian="12pt" style:font-size-complex="12pt"/>
    </style:style>
    <style:style style:name="T2" style:family="text">
      <style:text-properties fo:color="#2fff12" style:font-name="AndaleMono" fo:font-size="12pt"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ISB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5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. Allem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P Paul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. Awod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Ville Franchisee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Romain</text:p>
          </table:table-cell>
          <table:table-cell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 utopies et realites</text:p>
          </table:table-cell>
          <table:table-cell office:value-type="string" calcext:value-type="string">
            <text:p>Cho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1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2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 </text:p>
          </table:table-cell>
          <table:table-cell/>
        </table:table-row>
        <table:table-row table:style-name="ro1">
          <table:table-cell office:value-type="string" calcext:value-type="string">
            <text:p>Godel Escher Bach</text:p>
          </table:table-cell>
          <table:table-cell office:value-type="string" calcext:value-type="string">
            <text:p>Hofstad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inking ahead</text:p>
          </table:table-cell>
          <table:table-cell office:value-type="string" calcext:value-type="string">
            <text:p>Helbing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Barabas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ico passionnel modelisation urbaine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o dice play god</text:p>
          </table:table-cell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 Geo Eco</text:p>
          </table:table-cell>
          <table:table-cell office:value-type="string" calcext:value-type="string">
            <text:p>Boul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nscience</text:p>
          </table:table-cell>
          <table:table-cell office:value-type="string" calcext:value-type="string">
            <text:p>Church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ODO new books (Saltelli, geo modeling, geodivercity, transmondyn, dynamique des villes, ?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DO 2021/06/07: update list (borrowed microsim, matsim; opengl, etc.)</text:p>
          </table:table-cell>
          <table:table-cell table:number-columns-repeated="4"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9" office:value-type="string" calcext:value-type="string">
            <text:p><text:span text:style-name="T1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0356-2" xlink:type="simple">https://www.nature.com/articles/d41586-020-00356-2</text:a></text:p>
          </table:table-cell>
          <table:table-cell office:value-type="string" calcext:value-type="string">
            <text:p>astrophysic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oogle.com/books/edition/Alan_Turing_s_Electronic_Brain/wfMDW-IP8yMC?hl=en&amp;gbpv=0&amp;bsq=intelligent%20machinery&amp;kptab=overview" xlink:type="simple">https://www.google.com/books/edition/Alan_Turing_s_Electronic_Brain/wfMDW-IP8yMC?hl=en&amp;gbpv=0&amp;bsq=intelligent%20machinery&amp;kptab=overview</text:a></text:p>
          </table:table-cell>
          <table:table-cell office:value-type="string" calcext:value-type="string">
            <text:p>Turing histo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" xlink:type="simple">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</text:a></text:p>
          </table:table-cell>
          <table:table-cell office:value-type="string" calcext:value-type="string">
            <text:p>alife and a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Sign-Three-Holmes-Advances-Semiotics/dp/0253204879" xlink:type="simple">https://www.amazon.com/Sign-Three-Holmes-Advances-Semiotics/dp/0253204879</text:a></text:p>
          </table:table-cell>
          <table:table-cell office:value-type="string" calcext:value-type="string">
            <text:p>(Dedeo / math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6vihklUAA9oC&amp;oi=fnd&amp;pg=PP11&amp;dq=his+dark+materials&amp;ots=giV1gCzyCR&amp;sig=9eJwkzkbSOpoRnm0pnKX6H5vxmw&amp;redir_esc=y#v=onepage&amp;q=his%20dark%20materials&amp;f=false" xlink:type="simple">https://books.google.fr/books?hl=fr&amp;lr=&amp;id=6vihklUAA9oC&amp;oi=fnd&amp;pg=PP11&amp;dq=his+dark+materials&amp;ots=giV1gCzyCR&amp;sig=9eJwkzkbSOpoRnm0pnKX6H5vxmw&amp;redir_esc=y#v=onepage&amp;q=his%20dark%20materials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isagents.org/p/agent-based-modelling-geographical.html" xlink:type="simple">https://www.gisagents.org/p/agent-based-modelling-geographical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../../../Misc/BiblioDocs/Biblio/DomainSpecific/Complexity/Sayama.pdf" xlink:type="simple">file:///Users/juste/ComplexSystems/Misc/BiblioDocs/Biblio/DomainSpecific/Complexity/Sayama.pdf</text:a></text:p>
          </table:table-cell>
          <table:table-cell table:number-columns-repeated="2"/>
          <table:table-cell office:value-type="string" calcext:value-type="string">
            <text:p>(paper version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2070-5" xlink:type="simple">https://www.nature.com/articles/d41586-020-02070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cholar.google.com/scholar?hl=fr&amp;as_sdt=0%2C5&amp;q=le+danger+sociologique&amp;btnG" xlink:type="simple">https://scholar.google.com/scholar?hl=fr&amp;as_sdt=0%2C5&amp;q=le+danger+sociologique&amp;btnG</text:a>=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topology" xlink:type="simple">https://mitpress.mit.edu/books/topology</text:a></text:p>
          </table:table-cell>
          <table:table-cell office:value-type="string" calcext:value-type="string">
            <text:p>(paper version, PDF fre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0419244509&amp;i=stripbooks&amp;linkCode=qs" xlink:type="simple">https://www.amazon.fr/s?k=9780419244509&amp;i=stripbooks&amp;linkCode=qs</text:a></text:p>
          </table:table-cell>
          <table:table-cell office:value-type="string" calcext:value-type="string">
            <text:p>Sustainable urban for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 office:value-type="string" calcext:value-type="string">
            <text:p>Richtot forme urbain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gp/product/B08LZV66YK/" xlink:type="simple">https://www.amazon.com/gp/product/B08LZV66YK/</text:a></text:p>
          </table:table-cell>
          <table:table-cell office:value-type="string" calcext:value-type="string">
            <text:p>Chapter Mik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s.sagepub.com/en-us/nam/geographical-data-science-and-spatial-data-analysis/book260671" xlink:type="simple">https://us.sagepub.com/en-us/nam/geographical-data-science-and-spatial-data-analysis/book260671</text:a></text:p>
          </table:table-cell>
          <table:table-cell office:value-type="string" calcext:value-type="string">
            <text:p>Brundson Spatial Data Scienc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ufr-editions.fr/produit/le-temps-long-du-peuplement/" xlink:type="simple">https://pufr-editions.fr/produit/le-temps-long-du-peuplemen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https://sciencepress.mnhn.fr/fr/collections/patrimoines-naturels/atlas-des-espaces-proteges-en-france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://www.editions-recherches.com/sommaire.php?id=155" xlink:type="simple">http://www.editions-recherches.com/sommaire.php?id=15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k.sagepub.com/en-gb/eur/an-introduction-to-r-for-spatial-analysis-and-mapping/book258267" xlink:type="simple">https://uk.sagepub.com/en-gb/eur/an-introduction-to-r-for-spatial-analysis-and-mapping/book258267</text:a></text:p>
          </table:table-cell>
          <table:table-cell office:value-type="string" calcext:value-type="string">
            <text:p><text:a xlink:href="http://uk.sagepub.com/en-gb/eur/geographical-data-science-and-spatial-data-analysis/book260671" xlink:type="simple">http://uk.sagepub.com/en-gb/eur/geographical-data-science-and-spatial-data-analysis/book26067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books spatial analysis -tw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modelisations-simulations-systemes-complexes-2425-5661/313-modelisation-ontologique-psychologies-une-influence-reciproque-9782373612608.html" xlink:type="simple">https://materiologiques.com/fr/modelisations-simulations-systemes-complexes-2425-5661/313-modelisation-ontologique-psychologies-une-influence-reciproque-978237361260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yalebooks.yale.edu/book/9780300251104/what-complex-system" xlink:type="simple">https://yalebooks.yale.edu/book/9780300251104/what-complex-system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uy paper matsim book? <text:a xlink:href="https://www.ubiquitypress.com/site/books/e/10.5334/baw/" xlink:type="simple">https://www.ubiquitypress.com/site/books/e/10.5334/baw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fr/academic/subjects/earth-and-environmental-science/environmental-science/future-national-infrastructure-system-systems-approach?format=HB" xlink:type="simple">https://www.cambridge.org/fr/academic/subjects/earth-and-environmental-science/environmental-science/future-national-infrastructure-system-systems-approach?format=HB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g.fr/produit/1897/9782706147357/quand-la-donnee-arrive-en-ville" xlink:type="simple">https://www.pug.fr/produit/1897/9782706147357/quand-la-donnee-arrive-en-vil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uquin histoire promo 1901</text:p>
          </table:table-cell>
          <table:table-cell office:value-type="string" calcext:value-type="string">
            <text:p><text:a xlink:href="https://ax.polytechnique.org/event/petit-dejeuner-polytechnicien-autour-du-livre-a-polytechnique-x-1901/2021/02/24/1015" xlink:type="simple">https://ax.polytechnique.org/event/petit-dejeuner-polytechnicien-autour-du-livre-a-polytechnique-x-1901/2021/02/24/1015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igogine Stengers</text:p>
          </table:table-cell>
          <table:table-cell office:value-type="string" calcext:value-type="string">
            <text:p><text:a xlink:href="https://fr.wikipedia.org/wiki/La_Nouvelle_Alliance_(essai" xlink:type="simple">https://fr.wikipedia.org/wiki/La_Nouvelle_Alliance_(essai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ibbaro, S., Rondoni, L., &amp; Vulpiani, A. (2014). Reductionism, emergence and levels of reality. Springer, Berlin</text:p>
          </table:table-cell>
          <table:table-cell office:value-type="string" calcext:value-type="string">
            <text:p>BiblioDocs/Biblio/DomainSpecific/Complexity/Sergio%20Chibbaro,%20Lamberto%20Rondoni,%20Angelo%20Vulpiani%20(auth.)%20-%20Reductionism,%20Emergence%20and%20Levels%20of%20Reality_%20The%20Importance%20of%20Being%20Borderline-Springer%20International%20Publishing%20(2014).pdf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sa seminar smart cities</text:p>
          </table:table-cell>
          <table:table-cell office:value-type="string" calcext:value-type="string">
            <text:p><text:a xlink:href="http://cup.columbia.edu/book/uneven-innovation/9780231184977" xlink:type="simple">http://cup.columbia.edu/book/uneven-innovation/9780231184977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f.com/content/Esquisse_dun_libéralisme_soutenable" xlink:type="simple">https://www.puf.com/content/Esquisse_dun_lib%C3%A9ralisme_soutenab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Brunet</text:p>
          </table:table-cell>
          <table:table-cell office:value-type="string" calcext:value-type="string">
            <text:p><text:a xlink:href="https://www.editions-hermann.fr/livre/9791037006288" xlink:type="simple">https://www.editions-hermann.fr/livre/9791037006288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elyascop.fr/catalogue/collections/lieux-dits/berlin-est-une-gare" xlink:type="simple">https://www.elyascop.fr/catalogue/collections/lieux-dits/berlin-est-une-gar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vrin.fr/book.php?title_url=Poesie_des_mondes_scientifiques__9782353111152&amp;search_back=MA+COMMANDE&amp;editor_back=31&amp;page=5" xlink:type="simple">http://www.vrin.fr/book.php?title_url=Poesie_des_mondes_scientifiques__9782353111152&amp;search_back=MA+COMMANDE&amp;editor_back=31&amp;page=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lambert-lucas.com/livre/les-sciences-du-langage-face-aux-defis/" xlink:type="simple">http://www.lambert-lucas.com/livre/les-sciences-du-langage-face-aux-defis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core/books/polycentricity-in-the-european-union/FB4A6B91E85C38254CF2C8A6F3839BD7" xlink:type="simple">https://www.cambridge.org/core/books/polycentricity-in-the-european-union/FB4A6B91E85C38254CF2C8A6F3839BD7</text:a>#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ristoluniversitypress.co.uk/why-face-to-face-still-matters-2" xlink:type="simple">https://bristoluniversitypress.co.uk/why-face-to-face-still-matters-2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iblio/DomainSpecific/UrbanModeling/2021_Book_UrbanInformatics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office:value-type="string" calcext:value-type="string">
            <text:p>(August 2021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gb/academic/subjects/earth-and-environmental-science/environmental-science/future-national-infrastructure-system-systems-approach?format=HB" xlink:type="simple">https://www.cambridge.org/gb/academic/subjects/earth-and-environmental-science/environmental-science/future-national-infrastructure-system-systems-approach?format=HB</text:a></text:p>
          </table:table-cell>
          <table:table-cell office:value-type="string" calcext:value-type="string">
            <text:p>(in bib/Engineering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iste.co.uk/book.php?id=1748" xlink:type="simple">http://www.iste.co.uk/book.php?id=174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1-01398-w" xlink:type="simple">https://www.nature.com/articles/d41586-021-01398-w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judgingmachines.com/" xlink:type="simple">https://www.judgingmachines.com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megalopolis" xlink:type="simple">https://mitpress.mit.edu/books/megalopoli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We8FQtplBv0C" xlink:type="simple">https://books.google.fr/books?hl=fr&amp;lr=&amp;id=We8FQtplBv0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Agent-Based-Modeling-Archaeology-Simulating-Complexity/dp/1947864254/" xlink:type="simple">https://www.amazon.fr/Agent-Based-Modeling-Archaeology-Simulating-Complexity/dp/1947864254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<text:a xlink:href="https://www.amazon.fr/Ian-Stewart-Livres/s?k=Ian+Stewart&amp;rh=n%3A301061" xlink:type="simple">https://www.amazon.fr/Ian-Stewart-Livres/s?k=Ian+Stewart&amp;rh=n%3A301061</text:a></text:p>
          </table:table-cell>
          <table:table-cell office:value-type="string" calcext:value-type="string">
            <text:p>Maths of uncertainty (same author as <text:span text:style-name="T2">10.1038/d41586-021-01906-y ?)</text:span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Planning-Impossible-Development-Spatial-Strategies/dp/3035621519/" xlink:type="simple">https://www.amazon.fr/Planning-Impossible-Development-Spatial-Strategies/dp/3035621519/</text:a></text:p>
          </table:table-cell>
          <table:table-cell office:value-type="string" calcext:value-type="string">
            <text:p>(geotamtam com) // book great planning failures Floren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sciences-philosophie/333-sociologie-fondamentale-etude-depistemologie-9782373613001.html" xlink:type="simple">https://materiologiques.com/fr/sciences-philosophie/333-sociologie-fondamentale-etude-depistemologie-9782373613001.html</text:a></text:p>
          </table:table-cell>
          <table:table-cell office:value-type="string" calcext:value-type="string">
            <text:p>(com Varenn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Reimagining Sustainable Cities</text:p>
            <text:p>Stephen M. Wheeler &amp; Christina D. Rosan Univ. California Press (2021)</text:p>
          </table:table-cell>
          <table:table-cell office:value-type="string" calcext:value-type="string">
            <text:p>(from <text:a xlink:href="https://www.nature.com/articles/d41586-022-00032-7" xlink:type="simple">https://www.nature.com/articles/d41586-022-00032-7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Fluid-Concepts-Creative-Analogies-Fundamental/dp/0465024750/ref=sr_1_1?crid=3BKFJ4YXLS3RC" xlink:type="simple">https://www.amazon.com/Fluid-Concepts-Creative-Analogies-Fundamental/dp/0465024750/ref=sr_1_1?crid=3BKFJ4YXLS3R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5">
          <table:table-cell office:value-type="string" calcext:value-type="string">
            <text:p><text:a xlink:href="https://www.santafe.edu/news-center/news/complex-alternative-complexity-scientists-covid-19-pandemic" xlink:type="simple">https://www.santafe.edu/news-center/news/complex-alternative-complexity-scientists-covid-19-pandemi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5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 style:data-style-name="N2" text:time-value="18:27:37.0082414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9-21T10:04:08.980438000</meta:creation-date>
    <dc:date>2022-01-21T18:29:33.187464860</dc:date>
    <meta:editing-duration>P48DT15H10M40S</meta:editing-duration>
    <meta:editing-cycles>102</meta:editing-cycles>
    <meta:generator>LibreOffice/6.4.7.2$Linux_X86_64 LibreOffice_project/40$Build-2</meta:generator>
    <meta:document-statistic meta:table-count="4" meta:cell-count="531" meta:object-count="0"/>
    <meta:user-defined meta:name=""/>
  </office:meta>
</office:document-meta>
</file>